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010c72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55110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paragraph-rsid="00055110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paragraph-rsid="00010c72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officeooo:paragraph-rsid="00044525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10c72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071f9a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Cambria" fo:font-size="12pt" fo:font-style="normal" fo:font-weight="normal" officeooo:paragraph-rsid="00055110" style:font-size-asian="12pt" style:font-style-asian="normal" style:font-weight-asian="normal"/>
    </style:style>
    <style:style style:name="T1" style:family="text">
      <style:text-properties officeooo:rsid="00044525"/>
    </style:style>
    <style:style style:name="T2" style:family="text">
      <style:text-properties style:font-name="Cambria"/>
    </style:style>
    <style:style style:name="T3" style:family="text">
      <style:text-properties fo:color="#000000" loext:opacity="100%" style:font-name="Cambria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style:font-name="Cambria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loext:opacity="100%" style:font-name="Cambria" fo:font-size="12pt" fo:font-style="normal" fo:font-weight="normal" officeooo:rsid="00071f9a" style:font-size-asian="12pt" style:font-style-asian="normal" style:font-weight-asian="normal"/>
    </style:style>
    <style:style style:name="T6" style:family="text">
      <style:text-properties fo:color="#000000" loext:opacity="100%" style:font-name="Cambria" fo:font-size="12pt" fo:font-style="normal" fo:font-weight="bold" officeooo:rsid="00071f9a" style:font-size-asian="12pt" style:font-style-asian="normal" style:font-weight-asian="bold" style:font-weight-complex="bold"/>
    </style:style>
    <style:style style:name="T7" style:family="text">
      <style:text-properties officeooo:rsid="00071f9a"/>
    </style:style>
    <style:style style:name="T8" style:family="text">
      <style:text-properties fo:font-weight="bold" officeooo:rsid="00071f9a" style:font-weight-asian="bold" style:font-weight-complex="bol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tística --&gt; o que aprender?</text:p>
      <text:p text:style-name="P1"/>
      <text:p text:style-name="P7"><text:span text:style-name="T7">Conceito principal: </text:span><text:span text:style-name="T8">D</text:span><text:span text:style-name="T6">ados ambientais não se aplica a estatística tradicional, mas a geoestatística</text:span><text:span text:style-name="T5">.</text:span></text:p>
      <text:p text:style-name="P1"/>
      <text:list text:style-name="L1">
        <text:list-item>
          <text:p text:style-name="P3"><text:span text:style-name="T2"><text:s/></text:span><text:span text:style-name="T3">riqueza de uma comunidade e/ou abundância de alguma espécie</text:span></text:p>
        </text:list-item>
      </text:list>
      <text:p text:style-name="P2"><text:span text:style-name="T3"/></text:p>
      <text:list text:continue-numbering="true" text:style-name="L1">
        <text:list-item>
          <text:p text:style-name="P8">avaliar o comportamento da paisagem ao longo do tempo, ou seja, avaliar a dinâmica da paisagem e suas implicações para a diversidade biológica</text:p>
        </text:list-item>
      </text:list>
      <text:p text:style-name="P1"/>
      <text:list text:continue-numbering="true" text:style-name="L1">
        <text:list-item>
          <text:p text:style-name="P4">conceitos de distribuição, função de densidade de probabilidade, esperança matemática, variância e covariância, correlação e teste de hipóteses com base na variável normal reduzida (Z), qui-quadrado, <text:span text:style-name="T1">T </text:span>ou F, análise de regressão.</text:p>
        </text:list-item>
      </text:list>
      <text:p text:style-name="P1"/>
      <text:list text:style-name="L2">
        <text:list-item>
          <text:p text:style-name="P5"><text:span text:style-name="T1">P</text:span>arâmetros de análises em vegetação, clássicos na fitossociologia: abundância-dominância e grau de sociabilidade.</text:p>
          <text:list>
            <text:list-item>
              <text:p text:style-name="P5">A abundância-dominância equivale à superfície coberta pelas plantas. </text:p>
            </text:list-item>
            <text:list-item>
              <text:p text:style-name="P5">O grau de sociabilidade indica o modo de agrupamento dos indivíduos de uma espécie em determinado lugar. Segundo Braun-Blanquet (1979, pg.40), “o grau de sociabilidade da maioria das espécies é fortemente influenciado pelas condições do habitat e da competição.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7T11:51:55.430000000</meta:creation-date>
    <dc:date>2025-10-02T11:17:11.544000000</dc:date>
    <meta:editing-duration>PT6M11S</meta:editing-duration>
    <meta:editing-cycles>7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8" meta:word-count="149" meta:character-count="1011" meta:non-whitespace-character-count="875"/>
  </office:meta>
</office:document-meta>
</file>